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05cm" fo:min-width="6.1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111cm" fo:min-width="2.478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112cm" fo:min-width="2.47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5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286cm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473cm" fo:min-width="3.927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263cm" fo:min-width="7.4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1cm" fo:min-width="0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2.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65cm" fo:min-width="2.72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366cm" fo:min-width="7.4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1cm" fo:min-width="0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6.011cm" fo:min-width="7.495cm"/>
    </style:style>
    <style:style style:name="gr16" style:family="graphic" style:parent-style-name="standard">
      <style:graphic-properties svg:stroke-color="#000000" draw:fill-color="#eeeeee" draw:textarea-horizontal-align="justify" draw:textarea-vertical-align="middle" draw:auto-grow-height="false" fo:min-height="0.16cm" fo:min-width="0.642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16cm" fo:min-width="0.642cm"/>
    </style:style>
    <style:style style:name="gr18" style:family="graphic" style:parent-style-name="standard">
      <style:graphic-properties svg:stroke-color="#000000" draw:fill-color="#eeeeee" draw:textarea-horizontal-align="justify" draw:textarea-vertical-align="middle" draw:auto-grow-height="false" fo:min-height="0.16cm" fo:min-width="0.643cm"/>
    </style:style>
    <style:style style:name="gr19" style:family="graphic" style:parent-style-name="standard">
      <style:graphic-properties svg:stroke-color="#000000" draw:stroke-linejoin="bevel" draw:fill-color="#eeeeee" draw:textarea-horizontal-align="justify" draw:textarea-vertical-align="middle" draw:auto-grow-height="false" fo:min-height="0.16cm" fo:min-width="0.642cm"/>
    </style:style>
    <style:style style:name="gr20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63cm" fo:min-width="0.953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2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4cm" fo:min-width="0.691cm"/>
    </style:style>
    <style:style style:name="gr2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04cm" fo:min-width="0.69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5.1cm"/>
    </style:style>
    <style:style style:name="gr26" style:family="graphic" style:parent-style-name="standard">
      <style:graphic-properties draw:stroke="none" svg:stroke-color="#000000" draw:fill="none" draw:fill-color="#ffffff" fo:min-height="0.433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25cm" fo:min-width="1.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29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63cm" fo:min-width="1.253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2.45cm" fo:min-width="3.7cm"/>
    </style:style>
    <style:style style:name="gr31" style:family="graphic" style:parent-style-name="standard">
      <style:graphic-properties draw:stroke="none" svg:stroke-color="#000000" draw:fill="none" draw:fill-color="#ffffff" fo:min-height="0.395cm"/>
    </style:style>
    <style:style style:name="gr3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263cm" fo:min-width="1.153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2.35cm" fo:min-width="3.7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2.25cm" fo:min-width="3.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6pt" style:font-size-asian="6pt" style:font-size-complex="6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P8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9pt" style:font-size-asian="9pt" style:font-size-complex="9pt"/>
    </style:style>
    <style:style style:name="P11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cm" svg:height="3.3cm" svg:x="1.2cm" svg:y="1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78cm" svg:height="0.361cm" svg:x="4.5cm" svg:y="1.73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.978cm" svg:height="0.362cm" svg:x="4.522cm" svg:y="2.63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3.041cm" svg:height="0.763cm" svg:x="1.539cm" svg:y="1.546cm">
          <draw:text-box>
            <text:p><text:span text:style-name="T1">User name:</text:span></text:p>
          </draw:text-box>
        </draw:frame>
        <draw:frame draw:style-name="gr5" draw:text-style-name="P2" draw:layer="layout" svg:width="2.786cm" svg:height="0.763cm" svg:x="1.683cm" svg:y="2.45cm">
          <draw:text-box>
            <text:p><text:span text:style-name="T1">Password:</text:span></text:p>
          </draw:text-box>
        </draw:frame>
        <draw:custom-shape draw:style-name="gr6" draw:text-style-name="P3" draw:layer="layout" svg:width="4.427cm" svg:height="0.723cm" svg:x="2.327cm" svg:y="3.692cm">
          <text:p text:style-name="P1"><text:span text:style-name="T1">Log In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8cm" svg:y1="4.1cm" svg:x2="8cm" svg:y2="4.1cm">
          <text:p/>
        </draw:line>
        <draw:custom-shape draw:style-name="gr8" draw:text-style-name="P1" draw:layer="layout" svg:width="7.995cm" svg:height="0.513cm" svg:x="8.005cm" svg:y="1.3cm">
          <text:p/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2.307cm" svg:height="0.701cm" svg:x="8.005cm" svg:y="1.3cm">
          <draw:text-box>
            <text:p><text:span text:style-name="T2">Database</text:span></text:p>
          </draw:text-box>
        </draw:frame>
        <draw:custom-shape draw:style-name="gr10" draw:text-style-name="P1" draw:layer="layout" svg:width="2.9cm" svg:height="2.5cm" svg:x="1.4cm" svg:y="4.8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3.224cm" svg:height="2.615cm" svg:x="1.213cm" svg:y="4.705cm">
          <draw:text-box>
            <text:p><text:span text:style-name="T3">Open Database</text:span></text:p>
            <text:p><text:span text:style-name="T3">Close Database</text:span></text:p>
            <text:p><text:span text:style-name="T3">Create Database</text:span></text:p>
            <text:p><text:span text:style-name="T3">Format Database</text:span></text:p>
            <text:p><text:span text:style-name="T3">Add Data</text:span></text:p>
            <text:p><text:span text:style-name="T3">Remove Data</text:span></text:p>
          </draw:text-box>
        </draw:frame>
        <draw:custom-shape draw:style-name="gr12" draw:text-style-name="P1" draw:layer="layout" svg:width="7.995cm" svg:height="0.616cm" svg:x="8.005cm" svg:y="1.813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477cm" svg:height="0.746cm" svg:x="7.878cm" svg:y="1.728cm">
          <draw:text-box>
            <text:p text:style-name="P1"><text:span text:style-name="T4">Open </text:span></text:p>
            <text:p text:style-name="P1"><text:span text:style-name="T4">Database </text:span></text:p>
          </draw:text-box>
        </draw:frame>
        <draw:frame draw:style-name="gr13" draw:text-style-name="P6" draw:layer="layout" svg:width="1.477cm" svg:height="0.746cm" svg:x="8.942cm" svg:y="1.729cm">
          <draw:text-box>
            <text:p text:style-name="P1"><text:span text:style-name="T4">Close </text:span></text:p>
            <text:p text:style-name="P1"><text:span text:style-name="T4">Database </text:span></text:p>
          </draw:text-box>
        </draw:frame>
        <draw:frame draw:style-name="gr13" draw:text-style-name="P6" draw:layer="layout" svg:width="1.477cm" svg:height="0.746cm" svg:x="10.081cm" svg:y="1.73cm">
          <draw:text-box>
            <text:p text:style-name="P1"><text:span text:style-name="T4">Create</text:span></text:p>
            <text:p text:style-name="P1"><text:span text:style-name="T4">Database </text:span></text:p>
          </draw:text-box>
        </draw:frame>
        <draw:frame draw:style-name="gr13" draw:text-style-name="P6" draw:layer="layout" svg:width="1.476cm" svg:height="0.746cm" svg:x="11.224cm" svg:y="1.731cm">
          <draw:text-box>
            <text:p text:style-name="P1"><text:span text:style-name="T4">Format</text:span></text:p>
            <text:p text:style-name="P1"><text:span text:style-name="T4">Database </text:span></text:p>
          </draw:text-box>
        </draw:frame>
        <draw:frame draw:style-name="gr13" draw:text-style-name="P6" draw:layer="layout" svg:width="1.038cm" svg:height="0.746cm" svg:x="12.366cm" svg:y="1.732cm">
          <draw:text-box>
            <text:p text:style-name="P1"><text:span text:style-name="T4">Add</text:span></text:p>
            <text:p text:style-name="P1"><text:span text:style-name="T4">Data</text:span></text:p>
          </draw:text-box>
        </draw:frame>
        <draw:frame draw:style-name="gr14" draw:text-style-name="P6" draw:layer="layout" svg:width="1.35cm" svg:height="0.991cm" svg:x="13.196cm" svg:y="1.733cm">
          <draw:text-box>
            <text:p text:style-name="P1"><text:span text:style-name="T4">Remove</text:span></text:p>
            <text:p text:style-name="P1"><text:span text:style-name="T4">Data</text:span></text:p>
          </draw:text-box>
        </draw:frame>
        <draw:custom-shape draw:style-name="gr15" draw:text-style-name="P1" draw:layer="layout" svg:width="7.995cm" svg:height="6.261cm" svg:x="8.005cm" svg:y="2.8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142cm" svg:height="0.41cm" svg:x="8.005cm" svg:y="2.429cm">
          <text:p text:style-name="P1"><text:span text:style-name="T2">Graph 1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1.142cm" svg:height="0.41cm" svg:x="9.147cm" svg:y="2.429cm">
          <text:p text:style-name="P1"><text:span text:style-name="T5">Graph 2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142cm" svg:height="0.41cm" svg:x="10.289cm" svg:y="2.429cm">
          <text:p text:style-name="P1"><text:span text:style-name="T2">Graph 3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142cm" svg:height="0.41cm" svg:x="11.431cm" svg:y="2.429cm">
          <text:p text:style-name="P1"><text:span text:style-name="T2">Graph 4</text:span></text:p>
          <draw:enhanced-geometry svg:viewBox="0 0 21600 21600" draw:type="rectangle" draw:enhanced-path="M 0 0 L 21600 0 21600 21600 0 21600 0 0 Z N"/>
        </draw:custom-shape>
        <draw:custom-shape draw:style-name="gr18" draw:text-style-name="P7" draw:layer="layout" svg:width="1.143cm" svg:height="0.41cm" svg:x="12.573cm" svg:y="2.429cm">
          <text:p text:style-name="P1"><text:span text:style-name="T2">Graph 5</text:span>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.142cm" svg:height="0.41cm" svg:x="13.716cm" svg:y="2.429cm">
          <text:p text:style-name="P1"><text:span text:style-name="T2">Graph 6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1.142cm" svg:height="0.41cm" svg:x="14.858cm" svg:y="2.429cm">
          <text:p text:style-name="P1"><text:span text:style-name="T2">Graph 7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5cm" svg:y1="1.7cm" svg:x2="4.3cm" svg:y2="6.8cm">
          <text:p/>
        </draw:line>
        <draw:custom-shape draw:style-name="gr20" draw:text-style-name="P9" draw:layer="layout" svg:width="1.453cm" svg:height="0.513cm" svg:x="14.339cm" svg:y="8.382cm">
          <text:p text:style-name="P1"><text:span text:style-name="T6">Unit:[ ]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2.7cm" svg:y1="2.3cm" svg:x2="6.1cm" svg:y2="9.4cm">
          <text:p/>
        </draw:line>
        <draw:custom-shape draw:style-name="gr21" draw:text-style-name="P1" draw:layer="layout" svg:width="4.1cm" svg:height="1.7cm" svg:x="1.4cm" svg:y="7.4cm">
          <text:p/>
          <draw:enhanced-geometry svg:viewBox="0 0 21600 21600" draw:type="rectangle" draw:enhanced-path="M 0 0 L 21600 0 21600 21600 0 21600 0 0 Z N"/>
        </draw:custom-shape>
        <draw:frame draw:style-name="gr22" draw:text-style-name="P10" draw:layer="layout" svg:width="4.423cm" svg:height="0.963cm" svg:x="1.477cm" svg:y="7.537cm">
          <draw:text-box>
            <text:p><text:span text:style-name="T7">Are you sure you want to format the database?</text:span></text:p>
          </draw:text-box>
        </draw:frame>
        <draw:custom-shape draw:style-name="gr23" draw:text-style-name="P11" draw:layer="layout" svg:width="1.191cm" svg:height="0.29cm" svg:x="1.931cm" svg:y="8.526cm">
          <text:p text:style-name="P1"><text:span text:style-name="T7">Y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1" draw:layer="layout" svg:width="1.192cm" svg:height="0.29cm" svg:x="3.532cm" svg:y="8.526cm">
          <text:p text:style-name="P1"><text:span text:style-name="T7">No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5.6cm" svg:height="2.5cm" svg:x="1.4cm" svg:y="9.5cm">
          <text:p/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2.4cm" svg:height="0.683cm" svg:x="1.321cm" svg:y="9.626cm">
          <draw:text-box>
            <text:p><text:span text:style-name="T3">Data table:</text:span></text:p>
          </draw:text-box>
        </draw:frame>
        <draw:line draw:style-name="gr7" draw:text-style-name="P1" draw:layer="layout" svg:x1="11.8cm" svg:y1="2.2cm" svg:x2="5.5cm" svg:y2="7.7cm">
          <text:p/>
        </draw:line>
        <draw:custom-shape draw:style-name="gr27" draw:text-style-name="P1" draw:layer="layout" svg:width="1.9cm" svg:height="0.5cm" svg:x="5cm" svg:y="9.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7cm" svg:y1="10cm" svg:x2="6.7cm" svg:y2="10.083cm">
          <text:p/>
        </draw:line>
        <draw:frame draw:style-name="gr28" draw:text-style-name="P5" draw:layer="layout" svg:width="4.2cm" svg:height="0.683cm" svg:x="1.3cm" svg:y="10.317cm">
          <draw:text-box>
            <text:p><text:span text:style-name="T3">Consumption Type:</text:span></text:p>
          </draw:text-box>
        </draw:frame>
        <draw:custom-shape draw:style-name="gr29" draw:text-style-name="P9" draw:layer="layout" svg:width="1.753cm" svg:height="0.513cm" svg:x="2.347cm" svg:y="11.2cm">
          <text:p text:style-name="P1"><text:span text:style-name="T6">Proce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1.453cm" svg:height="0.513cm" svg:x="5.047cm" svg:y="11.2cm">
          <text:p text:style-name="P1"><text:span text:style-name="T6">Back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5cm" svg:y1="11.2cm" svg:x2="8cm" svg:y2="8.9cm">
          <text:p/>
        </draw:line>
        <draw:line draw:style-name="gr7" draw:text-style-name="P1" draw:layer="layout" svg:x1="4.1cm" svg:y1="11.3cm" svg:x2="7.7cm" svg:y2="11.3cm">
          <text:p/>
        </draw:line>
        <draw:custom-shape draw:style-name="gr30" draw:text-style-name="P1" draw:layer="layout" svg:width="4.2cm" svg:height="2.7cm" svg:x="7.7cm" svg:y="9.5cm">
          <text:p/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2.3cm" svg:height="0.683cm" svg:x="7.7cm" svg:y="9.517cm">
          <draw:text-box>
            <text:p><text:span text:style-name="T3">Data type:</text:span></text:p>
          </draw:text-box>
        </draw:frame>
        <draw:frame draw:style-name="gr31" draw:text-style-name="P5" draw:layer="layout" svg:width="2.3cm" svg:height="0.645cm" svg:x="7.7cm" svg:y="10.3cm">
          <draw:text-box>
            <text:p><text:span text:style-name="T3">Data:</text:span></text:p>
          </draw:text-box>
        </draw:frame>
        <draw:custom-shape draw:style-name="gr32" draw:text-style-name="P9" draw:layer="layout" svg:width="1.653cm" svg:height="0.513cm" svg:x="8.1cm" svg:y="11.187cm">
          <text:p text:style-name="P1"><text:span text:style-name="T6">Confirm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453cm" svg:height="0.513cm" svg:x="10.047cm" svg:y="11.2cm">
          <text:p text:style-name="P1"><text:span text:style-name="T6">Back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0cm" svg:y1="11.6cm" svg:x2="7cm" svg:y2="11.6cm">
          <text:p/>
        </draw:line>
        <draw:line draw:style-name="gr7" draw:text-style-name="P1" draw:layer="layout" svg:x1="13.9cm" svg:y1="2.3cm" svg:x2="14.3cm" svg:y2="9.5cm">
          <text:p/>
        </draw:line>
        <draw:custom-shape draw:style-name="gr33" draw:text-style-name="P1" draw:layer="layout" svg:width="4.2cm" svg:height="2.6cm" svg:x="12.1cm" svg:y="9.5cm">
          <text:p/>
          <draw:enhanced-geometry svg:viewBox="0 0 21600 21600" draw:type="rectangle" draw:enhanced-path="M 0 0 L 21600 0 21600 21600 0 21600 0 0 Z N"/>
        </draw:custom-shape>
        <draw:frame draw:style-name="gr26" draw:text-style-name="P5" draw:layer="layout" svg:width="2.4cm" svg:height="0.683cm" svg:x="12.1cm" svg:y="9.517cm">
          <draw:text-box>
            <text:p><text:span text:style-name="T3">Data table:</text:span></text:p>
          </draw:text-box>
        </draw:frame>
        <draw:frame draw:style-name="gr26" draw:text-style-name="P5" draw:layer="layout" svg:width="2.3cm" svg:height="0.683cm" svg:x="12.1cm" svg:y="10.1cm">
          <draw:text-box>
            <text:p><text:span text:style-name="T3">Data type:</text:span></text:p>
          </draw:text-box>
        </draw:frame>
        <draw:frame draw:style-name="gr26" draw:text-style-name="P5" draw:layer="layout" svg:width="2.3cm" svg:height="0.683cm" svg:x="12.1cm" svg:y="10.717cm">
          <draw:text-box>
            <text:p><text:span text:style-name="T3">Data:</text:span></text:p>
          </draw:text-box>
        </draw:frame>
        <draw:custom-shape draw:style-name="gr32" draw:text-style-name="P9" draw:layer="layout" svg:width="1.653cm" svg:height="0.513cm" svg:x="12.394cm" svg:y="11.4cm">
          <text:p text:style-name="P1"><text:span text:style-name="T6">Confirm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453cm" svg:height="0.513cm" svg:x="14.2cm" svg:y="11.4cm">
          <text:p text:style-name="P1"><text:span text:style-name="T6">Back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4.7cm" svg:y1="11.4cm" svg:x2="14.9cm" svg:y2="9.1cm">
          <text:p/>
        </draw:line>
        <draw:custom-shape draw:style-name="gr34" draw:text-style-name="P1" draw:layer="layout" svg:width="4.4cm" svg:height="2.5cm" svg:x="1.4cm" svg:y="12.1cm">
          <text:p/>
          <draw:enhanced-geometry svg:viewBox="0 0 21600 21600" draw:type="rectangle" draw:enhanced-path="M 0 0 L 21600 0 21600 21600 0 21600 0 0 Z N"/>
        </draw:custom-shape>
        <draw:frame draw:style-name="gr35" draw:text-style-name="P5" draw:layer="layout" svg:width="4.904cm" svg:height="1.039cm" svg:x="1.4cm" svg:y="12.261cm">
          <draw:text-box>
            <text:p><text:span text:style-name="T3">Are you sure you want to Delete this data;</text:span></text:p>
          </draw:text-box>
        </draw:frame>
        <draw:custom-shape draw:style-name="gr20" draw:text-style-name="P9" draw:layer="layout" svg:width="1.453cm" svg:height="0.513cm" svg:x="1.6cm" svg:y="13.787cm">
          <text:p text:style-name="P1"><text:span text:style-name="T6">Yes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1.453cm" svg:height="0.513cm" svg:x="3.553cm" svg:y="13.787cm">
          <text:p text:style-name="P1"><text:span text:style-name="T6">No</text:span></text:p>
          <draw:enhanced-geometry svg:viewBox="0 0 21600 21600" draw:type="rectangle" draw:enhanced-path="M 0 0 L 21600 0 21600 21600 0 21600 0 0 Z N"/>
        </draw:custom-shape>
        <draw:frame draw:style-name="gr36" draw:text-style-name="P5" draw:layer="layout" svg:width="1.5cm" svg:height="0.645cm" svg:x="2.7cm" svg:y="13.2cm">
          <draw:text-box>
            <text:p><text:span text:style-name="T3">[Data]</text:span></text:p>
          </draw:text-box>
        </draw:frame>
        <draw:line draw:style-name="gr7" draw:text-style-name="P1" draw:layer="layout" svg:x1="12.5cm" svg:y1="11.9cm" svg:x2="5.8cm" svg:y2="13.8cm">
          <text:p/>
        </draw:line>
        <draw:custom-shape draw:style-name="gr27" draw:text-style-name="P1" draw:layer="layout" svg:width="1.9cm" svg:height="0.5cm" svg:x="5cm" svg:y="10.4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6.7cm" svg:y1="10.8cm" svg:x2="6.7cm" svg:y2="10.883cm">
          <text:p/>
        </draw:line>
        <draw:custom-shape draw:style-name="gr27" draw:text-style-name="P1" draw:layer="layout" svg:width="1.9cm" svg:height="0.5cm" svg:x="9.7cm" svg:y="9.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1.4cm" svg:y1="10cm" svg:x2="11.4cm" svg:y2="10.083cm">
          <text:p/>
        </draw:line>
        <draw:custom-shape draw:style-name="gr27" draw:text-style-name="P1" draw:layer="layout" svg:width="1.9cm" svg:height="0.5cm" svg:x="9.7cm" svg:y="10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9cm" svg:height="0.5cm" svg:x="14.1cm" svg:y="9.6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8cm" svg:y1="10cm" svg:x2="15.8cm" svg:y2="10.083cm">
          <text:p/>
        </draw:line>
        <draw:custom-shape draw:style-name="gr27" draw:text-style-name="P1" draw:layer="layout" svg:width="1.9cm" svg:height="0.5cm" svg:x="14.1cm" svg:y="10.2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8cm" svg:y1="10.6cm" svg:x2="15.8cm" svg:y2="10.683cm">
          <text:p/>
        </draw:line>
        <draw:custom-shape draw:style-name="gr27" draw:text-style-name="P1" draw:layer="layout" svg:width="1.9cm" svg:height="0.5cm" svg:x="14.1cm" svg:y="10.8cm">
          <text:p/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5.8cm" svg:y1="11.2cm" svg:x2="15.8cm" svg:y2="11.2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1:18:39.566000000</meta:creation-date>
    <dc:date>2014-12-05T09:52:36.500000000</dc:date>
    <meta:editing-duration>PT23M4S</meta:editing-duration>
    <meta:editing-cycles>7</meta:editing-cycles>
    <meta:generator>LibreOffice/4.3.2.2$Windows_x86 LibreOffice_project/edfb5295ba211bd31ad47d0bad0118690f76407d</meta:generator>
    <meta:document-statistic meta:object-count="74"/>
  </office:meta>
</office:document-meta>
</file>